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16pt" fo:font-style="normal" style:text-underline-style="solid" style:text-underline-width="auto" style:text-underline-color="font-color" fo:font-weight="bold" officeooo:rsid="0004495e" officeooo:paragraph-rsid="0004495e" style:font-size-asian="16pt" style:font-style-asian="normal" style:font-weight-asian="bold" style:font-size-complex="16pt" style:font-style-complex="normal" style:font-weight-complex="bold"/>
    </style:style>
    <style:style style:name="P2" style:family="paragraph" style:parent-style-name="Standard">
      <style:paragraph-properties fo:text-align="justify" style:justify-single-word="false"/>
      <style:text-properties style:font-name="DejaVu Sans" fo:font-size="12pt" fo:font-style="normal" style:text-underline-style="solid" style:text-underline-width="auto" style:text-underline-color="font-color" fo:font-weight="bold" officeooo:rsid="0004495e" officeooo:paragraph-rsid="0004495e" style:font-size-asian="10.5pt" style:font-style-asian="normal" style:font-weight-asian="bold" style:font-size-complex="12pt" style:font-style-complex="normal" style:font-weight-complex="bold"/>
    </style:style>
    <style:style style:name="P3" style:family="paragraph" style:parent-style-name="Standard">
      <style:paragraph-properties fo:text-align="center" style:justify-single-word="false"/>
      <style:text-properties style:font-name="DejaVu Sans" fo:font-size="12pt" fo:font-style="normal" style:text-underline-style="solid" style:text-underline-width="auto" style:text-underline-color="font-color" fo:font-weight="bold" officeooo:rsid="0011d7d6" officeooo:paragraph-rsid="0011d7d6" style:font-size-asian="10.5pt" style:font-style-asian="normal" style:font-weight-asian="bold" style:font-size-complex="12pt" style:font-style-complex="normal" style:font-weight-complex="bold"/>
    </style:style>
    <style:style style:name="P4" style:family="paragraph" style:parent-style-name="Standard">
      <style:paragraph-properties fo:text-align="center" style:justify-single-word="false"/>
      <style:text-properties style:font-name="DejaVu Sans" fo:font-size="12pt" fo:font-style="normal" style:text-underline-style="solid" style:text-underline-width="auto" style:text-underline-color="font-color" fo:font-weight="bold" officeooo:rsid="0011d7d6" officeooo:paragraph-rsid="001554c9" style:font-size-asian="10.5pt" style:font-style-asian="normal" style:font-weight-asian="bold" style:font-size-complex="12pt" style:font-style-complex="normal" style:font-weight-complex="bold"/>
    </style:style>
    <style:style style:name="P5" style:family="paragraph" style:parent-style-name="Standard">
      <style:paragraph-properties fo:text-align="center" style:justify-single-word="false"/>
      <style:text-properties style:font-name="DejaVu Sans" fo:font-size="12pt" fo:font-style="normal" style:text-underline-style="solid" style:text-underline-width="auto" style:text-underline-color="font-color" fo:font-weight="bold" officeooo:rsid="00130c9a" officeooo:paragraph-rsid="00130c9a" style:font-size-asian="10.5pt" style:font-style-asian="normal" style:font-weight-asian="bold" style:font-size-complex="12pt" style:font-style-complex="normal" style:font-weight-complex="bold"/>
    </style:style>
    <style:style style:name="P6" style:family="paragraph" style:parent-style-name="Standard">
      <style:paragraph-properties fo:text-align="center" style:justify-single-word="false"/>
      <style:text-properties style:font-name="DejaVu Sans" fo:font-size="12pt" fo:font-style="normal" style:text-underline-style="solid" style:text-underline-width="auto" style:text-underline-color="font-color" fo:font-weight="bold" officeooo:rsid="0014aa15" officeooo:paragraph-rsid="0014aa15" style:font-size-asian="10.5pt" style:font-style-asian="normal" style:font-weight-asian="bold" style:font-size-complex="12pt" style:font-style-complex="normal" style:font-weight-complex="bold"/>
    </style:style>
    <style:style style:name="P7" style:family="paragraph" style:parent-style-name="Standard">
      <style:paragraph-properties fo:text-align="center" style:justify-single-word="false"/>
      <style:text-properties style:font-name="DejaVu Sans" fo:font-size="12pt" fo:font-style="normal" style:text-underline-style="solid" style:text-underline-width="auto" style:text-underline-color="font-color" fo:font-weight="bold" officeooo:rsid="0014c137" officeooo:paragraph-rsid="0014c137" style:font-size-asian="10.5pt" style:font-style-asian="normal" style:font-weight-asian="bold" style:font-size-complex="12pt" style:font-style-complex="normal" style:font-weight-complex="bold"/>
    </style:style>
    <style:style style:name="P8" style:family="paragraph" style:parent-style-name="Standard">
      <style:paragraph-properties fo:text-align="center" style:justify-single-word="false"/>
      <style:text-properties style:font-name="DejaVu Sans" fo:font-size="12pt" fo:font-style="normal" style:text-underline-style="solid" style:text-underline-width="auto" style:text-underline-color="font-color" fo:font-weight="bold" officeooo:rsid="0014c137" officeooo:paragraph-rsid="001554c9" style:font-size-asian="10.5pt" style:font-style-asian="normal" style:font-weight-asian="bold" style:font-size-complex="12pt" style:font-style-complex="normal" style:font-weight-complex="bold"/>
    </style:style>
    <style:style style:name="P9" style:family="paragraph" style:parent-style-name="Standard">
      <style:paragraph-properties fo:text-align="center" style:justify-single-word="false"/>
      <style:text-properties style:font-name="DejaVu Sans" fo:font-size="12pt" fo:font-style="normal" style:text-underline-style="solid" style:text-underline-width="auto" style:text-underline-color="font-color" fo:font-weight="bold" officeooo:rsid="001554c9" officeooo:paragraph-rsid="001554c9" style:font-size-asian="10.5pt" style:font-style-asian="normal" style:font-weight-asian="bold" style:font-size-complex="12pt" style:font-style-complex="normal" style:font-weight-complex="bold"/>
    </style:style>
    <style:style style:name="P10" style:family="paragraph" style:parent-style-name="Standard">
      <style:paragraph-properties fo:text-align="center" style:justify-single-word="false"/>
      <style:text-properties style:font-name="DejaVu Sans" fo:font-size="12pt" fo:font-style="normal" style:text-underline-style="solid" style:text-underline-width="auto" style:text-underline-color="font-color" fo:font-weight="normal" officeooo:rsid="000883fd" officeooo:paragraph-rsid="000883fd"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center" style:justify-single-word="false"/>
      <style:text-properties style:font-name="DejaVu Sans" fo:font-size="10pt" fo:font-style="normal" style:text-underline-style="solid" style:text-underline-width="auto" style:text-underline-color="font-color" fo:font-weight="bold" officeooo:rsid="000ae5fe" officeooo:paragraph-rsid="000ae5fe" style:font-size-asian="8.75pt" style:font-style-asian="normal" style:font-weight-asian="bold" style:font-size-complex="10pt" style:font-style-complex="normal" style:font-weight-complex="bold"/>
    </style:style>
    <style:style style:name="P12" style:family="paragraph" style:parent-style-name="Standard">
      <style:paragraph-properties fo:text-align="justify" style:justify-single-word="false"/>
      <style:text-properties style:font-name="DejaVu Sans" fo:font-size="10pt" fo:font-style="normal" style:text-underline-style="none" fo:font-weight="normal" officeooo:rsid="0004495e" officeooo:paragraph-rsid="0004495e" style:font-size-asian="8.75pt" style:font-style-asian="normal" style:font-weight-asian="normal" style:font-size-complex="10pt" style:font-style-complex="normal" style:font-weight-complex="normal"/>
    </style:style>
    <style:style style:name="P13" style:family="paragraph" style:parent-style-name="Standard">
      <style:paragraph-properties fo:text-align="justify" style:justify-single-word="false"/>
      <style:text-properties style:font-name="DejaVu Sans" fo:font-size="10pt" fo:font-style="normal" style:text-underline-style="none" fo:font-weight="normal" officeooo:rsid="0004495e" officeooo:paragraph-rsid="00077527" style:font-size-asian="8.75pt" style:font-style-asian="normal" style:font-weight-asian="normal" style:font-size-complex="10pt" style:font-style-complex="normal" style:font-weight-complex="normal"/>
    </style:style>
    <style:style style:name="P14" style:family="paragraph" style:parent-style-name="Standard">
      <style:paragraph-properties fo:text-align="justify" style:justify-single-word="false"/>
      <style:text-properties style:font-name="DejaVu Sans" fo:font-size="10pt" fo:font-style="normal" style:text-underline-style="none" fo:font-weight="normal" officeooo:rsid="00077527" officeooo:paragraph-rsid="00077527" style:font-size-asian="8.75pt" style:font-style-asian="normal" style:font-weight-asian="normal" style:font-size-complex="10pt" style:font-style-complex="normal" style:font-weight-complex="normal"/>
    </style:style>
    <style:style style:name="P15" style:family="paragraph" style:parent-style-name="Standard">
      <style:paragraph-properties fo:text-align="justify" style:justify-single-word="false"/>
      <style:text-properties style:font-name="DejaVu Sans" fo:font-size="10pt" fo:font-style="normal" style:text-underline-style="none" fo:font-weight="normal" officeooo:rsid="000883fd" officeooo:paragraph-rsid="000883fd" style:font-size-asian="8.75pt" style:font-style-asian="normal" style:font-weight-asian="normal" style:font-size-complex="10pt" style:font-style-complex="normal" style:font-weight-complex="normal"/>
    </style:style>
    <style:style style:name="P16" style:family="paragraph" style:parent-style-name="Standard">
      <style:paragraph-properties fo:text-align="justify" style:justify-single-word="false"/>
      <style:text-properties style:font-name="DejaVu Sans" fo:font-size="10pt" fo:font-style="normal" style:text-underline-style="none" fo:font-weight="normal" officeooo:rsid="000a3491" officeooo:paragraph-rsid="000a3491" style:font-size-asian="8.75pt" style:font-style-asian="normal" style:font-weight-asian="normal" style:font-size-complex="10pt" style:font-style-complex="normal" style:font-weight-complex="normal"/>
    </style:style>
    <style:style style:name="P17" style:family="paragraph" style:parent-style-name="Standard">
      <style:paragraph-properties fo:text-align="justify" style:justify-single-word="false"/>
      <style:text-properties style:font-name="DejaVu Sans" fo:font-size="10pt" fo:font-style="normal" style:text-underline-style="none" fo:font-weight="normal" officeooo:rsid="000ae5fe" officeooo:paragraph-rsid="000ae5fe" style:font-size-asian="8.75pt" style:font-style-asian="normal" style:font-weight-asian="normal" style:font-size-complex="10pt" style:font-style-complex="normal" style:font-weight-complex="normal"/>
    </style:style>
    <style:style style:name="P18" style:family="paragraph" style:parent-style-name="Standard">
      <style:paragraph-properties fo:text-align="justify" style:justify-single-word="false"/>
      <style:text-properties style:font-name="DejaVu Sans" fo:font-size="10pt" fo:font-style="normal" style:text-underline-style="none" fo:font-weight="normal" officeooo:rsid="0005f097" officeooo:paragraph-rsid="00077527" style:font-size-asian="8.75pt" style:font-style-asian="normal" style:font-weight-asian="normal" style:font-size-complex="10pt" style:font-style-complex="normal" style:font-weight-complex="normal"/>
    </style:style>
    <style:style style:name="P19" style:family="paragraph" style:parent-style-name="Standard">
      <style:paragraph-properties fo:text-align="justify" style:justify-single-word="false"/>
      <style:text-properties style:font-name="DejaVu Sans" fo:font-size="10pt" fo:font-style="normal" style:text-underline-style="none" fo:font-weight="normal" officeooo:rsid="0011d7d6" officeooo:paragraph-rsid="0011d7d6" style:font-size-asian="8.75pt" style:font-style-asian="normal" style:font-weight-asian="normal" style:font-size-complex="10pt" style:font-style-complex="normal" style:font-weight-complex="normal"/>
    </style:style>
    <style:style style:name="P20" style:family="paragraph" style:parent-style-name="Standard">
      <style:paragraph-properties fo:text-align="center" style:justify-single-word="false" fo:break-before="page"/>
      <style:text-properties style:font-name="DejaVu Sans" fo:font-size="12pt" fo:font-style="normal" style:text-underline-style="solid" style:text-underline-width="auto" style:text-underline-color="font-color" fo:font-weight="bold" officeooo:rsid="000883fd" officeooo:paragraph-rsid="000883fd" style:font-size-asian="10.5pt" style:font-style-asian="normal" style:font-weight-asian="bold" style:font-size-complex="12pt" style:font-style-complex="normal" style:font-weight-complex="bold"/>
    </style:style>
    <style:style style:name="P21" style:family="paragraph" style:parent-style-name="Standard">
      <style:paragraph-properties fo:text-align="center" style:justify-single-word="false" fo:break-before="page"/>
      <style:text-properties style:font-name="DejaVu Sans" fo:font-size="12pt" fo:font-style="normal" style:text-underline-style="solid" style:text-underline-width="auto" style:text-underline-color="font-color" fo:font-weight="bold" officeooo:rsid="000ae5fe" officeooo:paragraph-rsid="000ae5fe" style:font-size-asian="12pt" style:font-style-asian="normal" style:font-weight-asian="bold" style:font-size-complex="12pt" style:font-style-complex="normal" style:font-weight-complex="bold"/>
    </style:style>
    <style:style style:name="P22" style:family="paragraph" style:parent-style-name="Standard">
      <style:paragraph-properties fo:text-align="center" style:justify-single-word="false"/>
      <style:text-properties style:font-name="DejaVu Sans" fo:font-size="10pt" fo:font-style="normal" style:text-underline-style="none" fo:font-weight="normal" officeooo:rsid="00130c9a" officeooo:paragraph-rsid="00130c9a" style:font-size-asian="8.75pt" style:font-style-asian="normal" style:font-weight-asian="normal" style:font-size-complex="10pt" style:font-style-complex="normal" style:font-weight-complex="normal"/>
    </style:style>
    <style:style style:name="P23" style:family="paragraph" style:parent-style-name="Standard">
      <style:paragraph-properties fo:text-align="center" style:justify-single-word="false"/>
      <style:text-properties style:font-name="DejaVu Sans" fo:font-size="10pt" fo:font-style="normal" style:text-underline-style="none" fo:font-weight="normal" officeooo:rsid="00130c9a" officeooo:paragraph-rsid="001554c9" style:font-size-asian="8.75pt" style:font-style-asian="normal" style:font-weight-asian="normal" style:font-size-complex="10pt" style:font-style-complex="normal" style:font-weight-complex="normal"/>
    </style:style>
    <style:style style:name="P24" style:family="paragraph" style:parent-style-name="Standard">
      <style:paragraph-properties fo:text-align="center" style:justify-single-word="false"/>
      <style:text-properties style:font-name="DejaVu Sans" fo:font-size="10pt" fo:font-style="normal" style:text-underline-style="none" fo:font-weight="normal" officeooo:rsid="0013e0a4" officeooo:paragraph-rsid="0013e0a4" style:font-size-asian="8.75pt" style:font-style-asian="normal" style:font-weight-asian="normal" style:font-size-complex="10pt" style:font-style-complex="normal" style:font-weight-complex="normal"/>
    </style:style>
    <style:style style:name="P25" style:family="paragraph" style:parent-style-name="Standard">
      <style:paragraph-properties fo:text-align="center" style:justify-single-word="false"/>
      <style:text-properties style:font-name="DejaVu Sans" fo:font-size="10pt" fo:font-style="normal" style:text-underline-style="none" fo:font-weight="normal" officeooo:rsid="0014c137" officeooo:paragraph-rsid="0014c137" style:font-size-asian="8.75pt" style:font-style-asian="normal" style:font-weight-asian="normal" style:font-size-complex="10pt" style:font-style-complex="normal" style:font-weight-complex="normal"/>
    </style:style>
    <style:style style:name="P26" style:family="paragraph" style:parent-style-name="Standard">
      <style:paragraph-properties fo:text-align="center" style:justify-single-word="false"/>
      <style:text-properties style:font-name="DejaVu Sans" fo:font-size="10pt" fo:font-style="normal" style:text-underline-style="none" fo:font-weight="normal" officeooo:rsid="0014c137" officeooo:paragraph-rsid="001554c9" style:font-size-asian="8.75pt" style:font-style-asian="normal" style:font-weight-asian="normal" style:font-size-complex="10pt" style:font-style-complex="normal" style:font-weight-complex="normal"/>
    </style:style>
    <style:style style:name="P27" style:family="paragraph" style:parent-style-name="Standard">
      <style:paragraph-properties fo:text-align="center" style:justify-single-word="false"/>
      <style:text-properties style:font-name="DejaVu Sans" fo:font-size="10pt" fo:font-style="normal" style:text-underline-style="none" fo:font-weight="normal" officeooo:rsid="001554c9" officeooo:paragraph-rsid="001554c9" style:font-size-asian="8.75pt" style:font-style-asian="normal" style:font-weight-asian="normal" style:font-size-complex="10pt" style:font-style-complex="normal" style:font-weight-complex="normal"/>
    </style:style>
    <style:style style:name="P28" style:family="paragraph" style:parent-style-name="Standard">
      <style:paragraph-properties fo:text-align="center" style:justify-single-word="false"/>
      <style:text-properties style:font-name="DejaVu Sans" fo:font-size="10pt" fo:font-style="normal" style:text-underline-style="none" fo:font-weight="normal" officeooo:rsid="0014aa15" officeooo:paragraph-rsid="0014aa15" style:font-size-asian="8.75pt" style:font-style-asian="normal" style:font-weight-asian="normal" style:font-size-complex="10pt" style:font-style-complex="normal" style:font-weight-complex="normal"/>
    </style:style>
    <style:style style:name="P29" style:family="paragraph" style:parent-style-name="Standard">
      <style:paragraph-properties fo:text-align="justify" style:justify-single-word="false"/>
      <style:text-properties style:font-name="DejaVu Sans" fo:font-size="10pt" fo:font-style="normal" style:text-underline-style="none" fo:font-weight="normal" officeooo:rsid="0011d7d6" officeooo:paragraph-rsid="0011d7d6" style:font-size-asian="8.75pt" style:font-style-asian="normal" style:font-weight-asian="normal" style:font-size-complex="10pt" style:font-style-complex="normal" style:font-weight-complex="normal"/>
    </style:style>
    <style:style style:name="P30" style:family="paragraph" style:parent-style-name="Standard">
      <style:paragraph-properties fo:text-align="justify" style:justify-single-word="false"/>
      <style:text-properties style:font-name="DejaVu Sans" fo:font-size="10pt" fo:font-style="normal" style:text-underline-style="none" fo:font-weight="normal" officeooo:rsid="0011d7d6" officeooo:paragraph-rsid="00130c9a" style:font-size-asian="8.75pt" style:font-style-asian="normal" style:font-weight-asian="normal" style:font-size-complex="10pt" style:font-style-complex="normal" style:font-weight-complex="normal"/>
    </style:style>
    <style:style style:name="P31" style:family="paragraph" style:parent-style-name="Standard">
      <style:paragraph-properties fo:text-align="justify" style:justify-single-word="false"/>
      <style:text-properties style:font-name="DejaVu Sans" fo:font-size="10pt" fo:font-style="normal" style:text-underline-style="none" fo:font-weight="normal" officeooo:rsid="0018dab1" officeooo:paragraph-rsid="0018dab1" style:font-size-asian="8.75pt" style:font-style-asian="normal" style:font-weight-asian="normal" style:font-size-complex="10pt" style:font-style-complex="normal" style:font-weight-complex="normal"/>
    </style:style>
    <style:style style:name="P32" style:family="paragraph" style:parent-style-name="Standard">
      <style:paragraph-properties fo:text-align="center" style:justify-single-word="false"/>
      <style:text-properties style:font-name="DejaVu Sans" fo:font-size="10pt" fo:font-style="normal" style:text-underline-style="none" fo:font-weight="normal" officeooo:rsid="001c5f06" officeooo:paragraph-rsid="001c5f06" style:font-size-asian="8.75pt" style:font-style-asian="normal" style:font-weight-asian="normal" style:font-size-complex="10pt" style:font-style-complex="normal" style:font-weight-complex="normal"/>
    </style:style>
    <style:style style:name="P33" style:family="paragraph" style:parent-style-name="Standard">
      <style:paragraph-properties fo:text-align="center" style:justify-single-word="false"/>
      <style:text-properties style:font-name="DejaVu Sans" fo:font-size="10pt" fo:font-style="normal" style:text-underline-style="none" fo:font-weight="normal" officeooo:rsid="001ddaeb" officeooo:paragraph-rsid="001ddaeb" style:font-size-asian="8.75pt" style:font-style-asian="normal" style:font-weight-asian="normal" style:font-size-complex="10pt" style:font-style-complex="normal" style:font-weight-complex="normal"/>
    </style:style>
    <style:style style:name="P34" style:family="paragraph" style:parent-style-name="Standard">
      <style:paragraph-properties fo:text-align="center" style:justify-single-word="false"/>
      <style:text-properties style:font-name="DejaVu Sans" fo:font-size="10pt" fo:font-style="normal" style:text-underline-style="none" fo:font-weight="normal" officeooo:rsid="001ddaeb" officeooo:paragraph-rsid="002913c9" style:font-size-asian="8.75pt" style:font-style-asian="normal" style:font-weight-asian="normal" style:font-size-complex="10pt" style:font-style-complex="normal" style:font-weight-complex="normal"/>
    </style:style>
    <style:style style:name="P35" style:family="paragraph" style:parent-style-name="Standard">
      <style:paragraph-properties fo:text-align="center" style:justify-single-word="false"/>
      <style:text-properties style:font-name="DejaVu Sans" fo:font-size="10pt" fo:font-style="normal" style:text-underline-style="none" fo:font-weight="normal" officeooo:rsid="001ffb99" officeooo:paragraph-rsid="001ffb99" style:font-size-asian="8.75pt" style:font-style-asian="normal" style:font-weight-asian="normal" style:font-size-complex="10pt" style:font-style-complex="normal" style:font-weight-complex="normal"/>
    </style:style>
    <style:style style:name="P36" style:family="paragraph" style:parent-style-name="Standard">
      <style:paragraph-properties fo:text-align="center" style:justify-single-word="false"/>
      <style:text-properties style:font-name="DejaVu Sans" fo:font-size="10pt" fo:font-style="normal" style:text-underline-style="none" fo:font-weight="normal" officeooo:rsid="00209f40" officeooo:paragraph-rsid="00209f40" style:font-size-asian="8.75pt" style:font-style-asian="normal" style:font-weight-asian="normal" style:font-size-complex="10pt" style:font-style-complex="normal" style:font-weight-complex="normal"/>
    </style:style>
    <style:style style:name="P37" style:family="paragraph" style:parent-style-name="Standard">
      <style:paragraph-properties fo:text-align="center" style:justify-single-word="false"/>
      <style:text-properties style:font-name="DejaVu Sans" fo:font-size="10pt" fo:font-style="normal" style:text-underline-style="none" fo:font-weight="normal" officeooo:rsid="00211ae1" officeooo:paragraph-rsid="00211ae1" style:font-size-asian="8.75pt" style:font-style-asian="normal" style:font-weight-asian="normal" style:font-size-complex="10pt" style:font-style-complex="normal" style:font-weight-complex="normal"/>
    </style:style>
    <style:style style:name="P38" style:family="paragraph" style:parent-style-name="Standard">
      <style:paragraph-properties fo:text-align="center" style:justify-single-word="false"/>
      <style:text-properties style:font-name="DejaVu Sans" fo:font-size="10pt" fo:font-style="normal" style:text-underline-style="none" fo:font-weight="normal" officeooo:rsid="002155c7" officeooo:paragraph-rsid="002155c7" style:font-size-asian="8.75pt" style:font-style-asian="normal" style:font-weight-asian="normal" style:font-size-complex="10pt" style:font-style-complex="normal" style:font-weight-complex="normal"/>
    </style:style>
    <style:style style:name="P39" style:family="paragraph" style:parent-style-name="Standard">
      <style:paragraph-properties fo:text-align="center" style:justify-single-word="false"/>
      <style:text-properties style:font-name="DejaVu Sans" fo:font-size="10pt" fo:font-style="normal" style:text-underline-style="none" fo:font-weight="normal" officeooo:rsid="00232abb" officeooo:paragraph-rsid="00232abb" style:font-size-asian="8.75pt" style:font-style-asian="normal" style:font-weight-asian="normal" style:font-size-complex="10pt" style:font-style-complex="normal" style:font-weight-complex="normal"/>
    </style:style>
    <style:style style:name="P40" style:family="paragraph" style:parent-style-name="Standard">
      <style:paragraph-properties fo:text-align="center" style:justify-single-word="false"/>
      <style:text-properties style:font-name="DejaVu Sans" fo:font-size="10pt" fo:font-style="normal" style:text-underline-style="none" fo:font-weight="normal" officeooo:rsid="0023c783" officeooo:paragraph-rsid="0023c783" style:font-size-asian="8.75pt" style:font-style-asian="normal" style:font-weight-asian="normal" style:font-size-complex="10pt" style:font-style-complex="normal" style:font-weight-complex="normal"/>
    </style:style>
    <style:style style:name="P41" style:family="paragraph" style:parent-style-name="Standard">
      <style:paragraph-properties fo:text-align="center" style:justify-single-word="false"/>
      <style:text-properties style:font-name="DejaVu Sans" fo:font-size="10pt" fo:font-style="normal" style:text-underline-style="none" fo:font-weight="normal" officeooo:rsid="0025f5da" officeooo:paragraph-rsid="0025f5da" style:font-size-asian="8.75pt" style:font-style-asian="normal" style:font-weight-asian="normal" style:font-size-complex="10pt" style:font-style-complex="normal" style:font-weight-complex="normal"/>
    </style:style>
    <style:style style:name="P42" style:family="paragraph" style:parent-style-name="Standard">
      <style:paragraph-properties fo:text-align="center" style:justify-single-word="false"/>
      <style:text-properties style:font-name="DejaVu Sans" fo:font-size="10pt" fo:font-style="normal" style:text-underline-style="solid" style:text-underline-width="auto" style:text-underline-color="font-color" fo:font-weight="bold" officeooo:rsid="00211ae1" officeooo:paragraph-rsid="00211ae1" style:font-size-asian="8.75pt" style:font-style-asian="normal" style:font-weight-asian="bold" style:font-size-complex="10pt" style:font-style-complex="normal" style:font-weight-complex="bold"/>
    </style:style>
    <style:style style:name="P43" style:family="paragraph" style:parent-style-name="Standard">
      <style:paragraph-properties fo:text-align="center" style:justify-single-word="false"/>
      <style:text-properties style:font-name="DejaVu Sans" fo:font-size="10pt" fo:font-style="normal" style:text-underline-style="solid" style:text-underline-width="auto" style:text-underline-color="font-color" fo:font-weight="bold" officeooo:rsid="002155c7" officeooo:paragraph-rsid="002155c7" style:font-size-asian="8.75pt" style:font-style-asian="normal" style:font-weight-asian="bold" style:font-size-complex="10pt" style:font-style-complex="normal" style:font-weight-complex="bold"/>
    </style:style>
    <style:style style:name="P44" style:family="paragraph" style:parent-style-name="Standard">
      <style:paragraph-properties fo:text-align="center" style:justify-single-word="false"/>
      <style:text-properties style:font-name="DejaVu Sans" fo:font-size="10pt" fo:font-style="normal" style:text-underline-style="solid" style:text-underline-width="auto" style:text-underline-color="font-color" fo:font-weight="bold" officeooo:rsid="00232abb" officeooo:paragraph-rsid="00232abb" style:font-size-asian="8.75pt" style:font-style-asian="normal" style:font-weight-asian="bold" style:font-size-complex="10pt" style:font-style-complex="normal" style:font-weight-complex="bold"/>
    </style:style>
    <style:style style:name="P45" style:family="paragraph" style:parent-style-name="Standard">
      <style:paragraph-properties fo:text-align="center" style:justify-single-word="false"/>
      <style:text-properties style:font-name="DejaVu Sans" fo:font-size="10pt" fo:font-style="normal" style:text-underline-style="solid" style:text-underline-width="auto" style:text-underline-color="font-color" fo:font-weight="bold" officeooo:rsid="0023c783" officeooo:paragraph-rsid="0023c783" style:font-size-asian="8.75pt" style:font-style-asian="normal" style:font-weight-asian="bold" style:font-size-complex="10pt" style:font-style-complex="normal" style:font-weight-complex="bold"/>
    </style:style>
    <style:style style:name="P46" style:family="paragraph" style:parent-style-name="Standard">
      <style:paragraph-properties fo:text-align="center" style:justify-single-word="false"/>
      <style:text-properties style:font-name="DejaVu Sans" fo:font-size="16pt" fo:font-style="normal" style:text-underline-style="solid" style:text-underline-width="auto" style:text-underline-color="font-color" fo:font-weight="bold" officeooo:rsid="0018dab1" officeooo:paragraph-rsid="0018dab1" style:font-size-asian="16pt" style:font-style-asian="normal" style:font-weight-asian="bold" style:font-size-complex="16pt" style:font-style-complex="normal" style:font-weight-complex="bold"/>
    </style:style>
    <style:style style:name="P47" style:family="paragraph" style:parent-style-name="Standard">
      <style:paragraph-properties fo:text-align="center" style:justify-single-word="false"/>
      <style:text-properties style:font-name="DejaVu Sans" fo:font-size="16pt" fo:font-style="normal" style:text-underline-style="solid" style:text-underline-width="auto" style:text-underline-color="font-color" fo:font-weight="bold" officeooo:rsid="0004495e" officeooo:paragraph-rsid="0004495e" style:font-size-asian="16pt" style:font-style-asian="normal" style:font-weight-asian="bold" style:font-size-complex="16pt" style:font-style-complex="normal" style:font-weight-complex="bold"/>
    </style:style>
    <style:style style:name="P48" style:family="paragraph" style:parent-style-name="Standard">
      <style:paragraph-properties fo:text-align="center" style:justify-single-word="false"/>
      <style:text-properties style:font-name="DejaVu Sans" fo:font-size="12pt" fo:font-style="normal" style:text-underline-style="solid" style:text-underline-width="auto" style:text-underline-color="font-color" fo:font-weight="bold" officeooo:rsid="0013e0a4" officeooo:paragraph-rsid="0013e0a4" style:font-size-asian="10.5pt" style:font-style-asian="normal" style:font-weight-asian="bold" style:font-size-complex="12pt" style:font-style-complex="normal" style:font-weight-complex="bold"/>
    </style:style>
    <style:style style:name="P49" style:family="paragraph" style:parent-style-name="Standard">
      <style:paragraph-properties fo:text-align="center" style:justify-single-word="false"/>
      <style:text-properties style:font-name="DejaVu Sans" fo:font-size="12pt" fo:font-style="normal" style:text-underline-style="solid" style:text-underline-width="auto" style:text-underline-color="font-color" fo:font-weight="bold" officeooo:rsid="001935a5" officeooo:paragraph-rsid="001935a5" style:font-size-asian="10.5pt" style:font-style-asian="normal" style:font-weight-asian="bold" style:font-size-complex="12pt" style:font-style-complex="normal" style:font-weight-complex="bold"/>
    </style:style>
    <style:style style:name="P50" style:family="paragraph" style:parent-style-name="Standard">
      <style:paragraph-properties fo:text-align="center" style:justify-single-word="false"/>
      <style:text-properties style:font-name="DejaVu Sans" fo:font-size="12pt" fo:font-style="normal" style:text-underline-style="solid" style:text-underline-width="auto" style:text-underline-color="font-color" fo:font-weight="bold" officeooo:rsid="0014c137" officeooo:paragraph-rsid="0014c137" style:font-size-asian="10.5pt" style:font-style-asian="normal" style:font-weight-asian="bold" style:font-size-complex="12pt" style:font-style-complex="normal" style:font-weight-complex="bold"/>
    </style:style>
    <style:style style:name="P51" style:family="paragraph" style:parent-style-name="Standard">
      <style:paragraph-properties fo:text-align="center" style:justify-single-word="false"/>
      <style:text-properties style:font-name="DejaVu Sans" fo:font-size="12pt" fo:font-style="normal" style:text-underline-style="solid" style:text-underline-width="auto" style:text-underline-color="font-color" fo:font-weight="bold" officeooo:rsid="001ffb99" officeooo:paragraph-rsid="001ffb99" style:font-size-asian="12pt" style:font-style-asian="normal" style:font-weight-asian="bold" style:font-size-complex="12pt" style:font-style-complex="normal" style:font-weight-complex="bold"/>
    </style:style>
    <style:style style:name="P52" style:family="paragraph" style:parent-style-name="Standard">
      <style:paragraph-properties fo:text-align="center" style:justify-single-word="false"/>
      <style:text-properties style:font-name="DejaVu Sans" fo:font-size="12pt" fo:font-style="normal" style:text-underline-style="solid" style:text-underline-width="auto" style:text-underline-color="font-color" fo:font-weight="bold" officeooo:rsid="0023c783" officeooo:paragraph-rsid="0023c783" style:font-size-asian="12pt" style:font-style-asian="normal" style:font-weight-asian="bold" style:font-size-complex="12pt" style:font-style-complex="normal" style:font-weight-complex="bold"/>
    </style:style>
    <style:style style:name="P53" style:family="paragraph" style:parent-style-name="Standard">
      <style:paragraph-properties fo:text-align="center" style:justify-single-word="false"/>
      <style:text-properties style:font-name="DejaVu Sans" fo:font-size="12pt" fo:font-style="normal" style:text-underline-style="solid" style:text-underline-width="auto" style:text-underline-color="font-color" fo:font-weight="bold" officeooo:rsid="00232abb" officeooo:paragraph-rsid="00232abb" style:font-size-asian="12pt" style:font-style-asian="normal" style:font-weight-asian="bold" style:font-size-complex="12pt" style:font-style-complex="normal" style:font-weight-complex="bold"/>
    </style:style>
    <style:style style:name="P54" style:family="paragraph" style:parent-style-name="Standard">
      <style:paragraph-properties fo:text-align="center" style:justify-single-word="false"/>
      <style:text-properties style:font-name="DejaVu Sans" fo:font-size="12pt" fo:font-style="normal" style:text-underline-style="solid" style:text-underline-width="auto" style:text-underline-color="font-color" fo:font-weight="bold" officeooo:rsid="002155c7" officeooo:paragraph-rsid="002155c7" style:font-size-asian="12pt" style:font-style-asian="normal" style:font-weight-asian="bold" style:font-size-complex="12pt" style:font-style-complex="normal" style:font-weight-complex="bold"/>
    </style:style>
    <style:style style:name="P55" style:family="paragraph" style:parent-style-name="Standard">
      <style:paragraph-properties fo:text-align="center" style:justify-single-word="false"/>
      <style:text-properties style:font-name="DejaVu Sans" fo:font-size="12pt" fo:font-style="normal" style:text-underline-style="solid" style:text-underline-width="auto" style:text-underline-color="font-color" fo:font-weight="bold" officeooo:rsid="00211ae1" officeooo:paragraph-rsid="00211ae1" style:font-size-asian="12pt" style:font-style-asian="normal" style:font-weight-asian="bold" style:font-size-complex="12pt" style:font-style-complex="normal" style:font-weight-complex="bold"/>
    </style:style>
    <style:style style:name="P56" style:family="paragraph" style:parent-style-name="Standard">
      <style:paragraph-properties fo:text-align="center" style:justify-single-word="false"/>
      <style:text-properties officeooo:paragraph-rsid="001b880e"/>
    </style:style>
    <style:style style:name="P57" style:family="paragraph" style:parent-style-name="Standard">
      <style:paragraph-properties fo:text-align="center" style:justify-single-word="false"/>
      <style:text-properties style:font-name="DejaVu Sans" fo:font-size="10pt" fo:font-style="normal" style:text-underline-style="none" fo:font-weight="normal" officeooo:rsid="0014c137" officeooo:paragraph-rsid="0014c137" style:font-size-asian="10pt" style:font-style-asian="normal" style:font-weight-asian="normal" style:font-size-complex="10pt" style:font-style-complex="normal" style:font-weight-complex="normal"/>
    </style:style>
    <style:style style:name="P58" style:family="paragraph" style:parent-style-name="Standard">
      <style:paragraph-properties fo:text-align="center" style:justify-single-word="false"/>
      <style:text-properties style:font-name="DejaVu Sans" fo:font-size="10pt" fo:font-style="normal" style:text-underline-style="solid" style:text-underline-width="auto" style:text-underline-color="font-color" fo:font-weight="bold" officeooo:rsid="0014c137" officeooo:paragraph-rsid="0014c137" style:font-size-asian="10pt" style:font-style-asian="normal" style:font-weight-asian="bold" style:font-size-complex="10pt" style:font-style-complex="normal" style:font-weight-complex="bold"/>
    </style:style>
    <style:style style:name="P59" style:family="paragraph" style:parent-style-name="Standard">
      <style:paragraph-properties fo:text-align="center" style:justify-single-word="false" fo:break-before="page"/>
      <style:text-properties style:font-name="DejaVu Sans" fo:font-size="10pt" fo:font-style="normal" style:text-underline-style="none" fo:font-weight="normal" officeooo:rsid="001ddaeb" officeooo:paragraph-rsid="001ddaeb" style:font-size-asian="8.75pt" style:font-style-asian="normal" style:font-weight-asian="normal" style:font-size-complex="10pt" style:font-style-complex="normal" style:font-weight-complex="normal"/>
    </style:style>
    <style:style style:name="P60" style:family="paragraph" style:parent-style-name="Standard">
      <style:paragraph-properties fo:text-align="center" style:justify-single-word="false" fo:break-before="page"/>
      <style:text-properties style:font-name="DejaVu Sans" fo:font-size="10pt" fo:font-style="normal" style:text-underline-style="none" fo:font-weight="normal" officeooo:rsid="00232abb" officeooo:paragraph-rsid="00232abb" style:font-size-asian="8.75pt" style:font-style-asian="normal" style:font-weight-asian="normal" style:font-size-complex="10pt" style:font-style-complex="normal" style:font-weight-complex="normal"/>
    </style:style>
    <style:style style:name="P61" style:family="paragraph" style:parent-style-name="Standard">
      <style:paragraph-properties fo:text-align="center" style:justify-single-word="false" fo:break-before="page"/>
      <style:text-properties style:font-name="DejaVu Sans" fo:font-size="12pt" fo:font-style="normal" style:text-underline-style="solid" style:text-underline-width="auto" style:text-underline-color="font-color" fo:font-weight="bold" officeooo:rsid="0004495e" officeooo:paragraph-rsid="0004495e" style:font-size-asian="10.5pt" style:font-style-asian="normal" style:font-weight-asian="bold" style:font-size-complex="12pt" style:font-style-complex="normal" style:font-weight-complex="bold"/>
    </style:style>
    <style:style style:name="P62" style:family="paragraph" style:parent-style-name="Footer">
      <style:paragraph-properties fo:text-align="end" style:justify-single-word="false"/>
    </style:style>
    <style:style style:name="T1" style:family="text">
      <style:text-properties officeooo:rsid="0005f097"/>
    </style:style>
    <style:style style:name="T2" style:family="text">
      <style:text-properties officeooo:rsid="000a3491"/>
    </style:style>
    <style:style style:name="T3" style:family="text">
      <style:text-properties officeooo:rsid="000c8881"/>
    </style:style>
    <style:style style:name="T4" style:family="text">
      <style:text-properties fo:font-size="10pt" style:text-underline-style="none" fo:font-weight="normal" style:font-size-asian="8.75pt" style:font-weight-asian="normal" style:font-size-complex="10pt" style:font-weight-complex="normal"/>
    </style:style>
    <style:style style:name="T5" style:family="text">
      <style:text-properties fo:font-size="10pt" style:text-underline-style="none" fo:font-weight="normal" officeooo:rsid="0013e0a4" style:font-size-asian="8.75pt" style:font-weight-asian="normal" style:font-size-complex="10pt" style:font-weight-complex="normal"/>
    </style:style>
    <style:style style:name="T6" style:family="text">
      <style:text-properties fo:font-size="10pt" style:text-underline-style="none" fo:font-weight="normal" officeooo:rsid="0014aa15" style:font-size-asian="8.75pt" style:font-weight-asian="normal" style:font-size-complex="10pt" style:font-weight-complex="normal"/>
    </style:style>
    <style:style style:name="T7" style:family="text">
      <style:text-properties fo:font-size="10pt" style:text-underline-style="none" fo:font-weight="normal" officeooo:rsid="0014c137" style:font-size-asian="8.75pt" style:font-weight-asian="normal" style:font-size-complex="10pt" style:font-weight-complex="normal"/>
    </style:style>
    <style:style style:name="T8" style:family="text">
      <style:text-properties fo:font-size="10pt" style:text-underline-style="none" fo:font-weight="normal" officeooo:rsid="03da93ab" style:font-size-asian="8.75pt" style:font-weight-asian="normal" style:font-size-complex="10pt" style:font-weight-complex="normal"/>
    </style:style>
    <style:style style:name="T9" style:family="text">
      <style:text-properties fo:font-size="10pt" style:text-underline-style="none" fo:font-weight="normal" officeooo:rsid="0019ea46" style:font-size-asian="8.75pt" style:font-weight-asian="normal" style:font-size-complex="10pt" style:font-weight-complex="normal"/>
    </style:style>
    <style:style style:name="T10" style:family="text">
      <style:text-properties fo:font-size="10pt" style:text-underline-style="none" fo:font-weight="normal" officeooo:rsid="001b880e" style:font-size-asian="8.75pt" style:font-weight-asian="normal" style:font-size-complex="10pt" style:font-weight-complex="normal"/>
    </style:style>
    <style:style style:name="T11" style:family="text">
      <style:text-properties fo:font-size="10pt" style:text-underline-style="none" fo:font-weight="normal" officeooo:rsid="001c5f06" style:font-size-asian="8.75pt" style:font-weight-asian="normal" style:font-size-complex="10pt" style:font-weight-complex="normal"/>
    </style:style>
    <style:style style:name="T12" style:family="text">
      <style:text-properties style:text-underline-style="none" fo:font-weight="normal" style:font-weight-asian="normal" style:font-weight-complex="normal"/>
    </style:style>
    <style:style style:name="T13" style:family="text">
      <style:text-properties officeooo:rsid="00130c9a"/>
    </style:style>
    <style:style style:name="T14" style:family="text">
      <style:text-properties officeooo:rsid="0014c137"/>
    </style:style>
    <style:style style:name="T15" style:family="text">
      <style:text-properties officeooo:rsid="0018dab1"/>
    </style:style>
    <style:style style:name="T16" style:family="text">
      <style:text-properties officeooo:rsid="001935a5"/>
    </style:style>
    <style:style style:name="T17" style:family="text">
      <style:text-properties style:font-name="DejaVu Sans" fo:font-size="10pt" fo:font-style="normal" style:text-underline-style="none" fo:font-weight="normal" officeooo:rsid="001935a5" style:font-size-asian="10pt" style:font-style-asian="normal" style:font-weight-asian="normal" style:font-size-complex="10pt" style:font-style-complex="normal" style:font-weight-complex="normal"/>
    </style:style>
    <style:style style:name="T18" style:family="text">
      <style:text-properties style:font-name="DejaVu Sans" fo:font-size="10pt" fo:font-style="normal" style:text-underline-style="none" fo:font-weight="normal" officeooo:rsid="001b880e" style:font-size-asian="10pt" style:font-style-asian="normal" style:font-weight-asian="normal" style:font-size-complex="10pt" style:font-style-complex="normal" style:font-weight-complex="normal"/>
    </style:style>
    <style:style style:name="T19" style:family="text">
      <style:text-properties style:font-name="DejaVu Sans" fo:font-size="10pt" style:font-size-asian="10pt" style:font-size-complex="10pt"/>
    </style:style>
    <style:style style:name="T20" style:family="text">
      <style:text-properties officeooo:rsid="001c5f06"/>
    </style:style>
    <style:style style:name="T21" style:family="text">
      <style:text-properties officeooo:rsid="001d6af3"/>
    </style:style>
    <style:style style:name="T22" style:family="text">
      <style:text-properties officeooo:rsid="001fb866"/>
    </style:style>
    <style:style style:name="T23" style:family="text">
      <style:text-properties officeooo:rsid="0020b264"/>
    </style:style>
    <style:style style:name="T24" style:family="text">
      <style:text-properties officeooo:rsid="0022283d"/>
    </style:style>
    <style:style style:name="T25" style:family="text">
      <style:text-properties officeooo:rsid="0025f5da"/>
    </style:style>
    <style:style style:name="T26" style:family="text">
      <style:text-properties officeooo:rsid="00273ebc"/>
    </style:style>
    <style:style style:name="T27" style:family="text">
      <style:text-properties officeooo:rsid="00290b11"/>
    </style:style>
    <style:style style:name="T28" style:family="text">
      <style:text-properties officeooo:rsid="002913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46">Report</text:p>
      <text:p text:style-name="P1"/>
      <text:p text:style-name="P61"><text:span text:style-name="T15">V</text:span>oice Recognition</text:p>
      <text:p text:style-name="P2"/>
      <text:p text:style-name="P12">Voice recognition is built into many devices today, from Google's Android to Microsoft's Windows. Unfortunately many voice recognition algorithms are closed source and non-free. This means they cannot be studied, modified, and/or built upon by everyone who wishes to do so.</text:p>
      <text:p text:style-name="P12"/>
      <text:p text:style-name="P12">Voice recognition would be useful in the home, for home automation and as a general interface to a computer (including smart-phones and tablets).</text:p>
      <text:p text:style-name="P12"/>
      <text:p text:style-name="P13">There are few libre, <text:span text:style-name="T1">free</text:span> <text:span text:style-name="T1">and open source voice recognition programs or libraries for developers available to use. Amongst those, two which I found, looked promising. These were Julius [1] (written in the Java programming language) and CMU Sphinx [2]. Both can use data from the Voxforge project [3].</text:span></text:p>
      <text:p text:style-name="P13"/>
      <text:p text:style-name="P18">The Voxforge project is (amongst other things) an acoustic model for Voice recognition engines. It, in turn, uses data from another project called LibriVox [4], which aims collaboratively to make free audiobooks from works in the public domain.</text:p>
      <text:p text:style-name="P13"/>
      <text:p text:style-name="P18">Online, Julius seemed to get better reviews than CMU Sphinx, but although written in Java, didn't seem to have an Android port (Presumably an iPhone / iPad port would be even harder, as IOS uses objective C). CMU Sphinx didn't either, but CMU had a smaller version which could work on Android, presumably meant for embedded devices (as well as <text:s/>general purpose computers). This version, called pocketsphinx was written in the C programming language so looked ideal.</text:p>
      <text:p text:style-name="P14"/>
      <text:p text:style-name="P14">Testing on a machine running Trisquel GNU/Linux, using a piezoelectric computer microphone, and using the Voxforge model, <text:span text:style-name="T3">first attempts, the</text:span> results weren't brilliant. Upon <text:soft-page-break/>further reading and investigation, I discovered that it was better to 'train' the Voice Recognition program with my own Voice. Also, pocketsphinx used a dictionary of words, which could be narrowed down to potentially increase the likelihood of the right word being recognised depending on the application. The only downside of this is that reducing the dictionary means you have to use less words, though commands to control a computer application would work quite well. An application that I would consider writing in future therefore, is a voice activated recording device <text:span text:style-name="T15">or interface for a personal assistant</text:span>.</text:p>
      <text:p text:style-name="P14"/>
      <text:p text:style-name="P14">[1] http://julius.osdn.jp/en_index.php</text:p>
      <text:p text:style-name="P14">[2] http://cmusphinx.sourceforge.net/</text:p>
      <text:p text:style-name="P14">[3] http://www.voxforge.org/</text:p>
      <text:p text:style-name="P14">[4] <text:a xlink:type="simple" xlink:href="http://librivox.org/">http://librivox.org/</text:a></text:p>
      <text:p text:style-name="P14"/>
      <text:p text:style-name="P14"/>
      <text:p text:style-name="P20">3D Globe Modelling</text:p>
      <text:p text:style-name="P10"/>
      <text:p text:style-name="P15">Wouldn't it be both cool and useful to have a (potentially interactive) 3D model of earth which you could view either using a computer, or using a virtual reality headset which were all the Technology rage in 2015 (or so we were led to believe)? I think so. Which is why I spent time in that year looking at ways in which it could be achieved.</text:p>
      <text:p text:style-name="P15"/>
      <text:p text:style-name="P15">Google Earth does a pretty good job of modelling the globe, it's Street View project even gathered depth data which can be and has used to make a 3D scene, but alas, the data has a restrictive license.</text:p>
      <text:p text:style-name="P15"/>
      <text:p text:style-name="P15">So I started looking for other ways: The idea of the Virtual Terrain Project [1] is to allow you to use different open data sources to create a 3D form. It is an open source project but is rather difficult to compile from source, which is why I wrote a couple of shell scripts and a patch to assist [2] <text:span text:style-name="T3">the building of the program</text:span>.</text:p>
      <text:p text:style-name="P15"/>
      <text:p text:style-name="P15">When testing openstreetmap <text:span text:style-name="T2">[3]</text:span> data <text:span text:style-name="T2">(a collaborative project to create a free editable map of the world),</text:span> <text:span text:style-name="T2">using the program, it didn't seem to work, so at that point, I gave up with the Virtual Terrain Project after emailing the developers my files and experience.</text:span></text:p>
      <text:p text:style-name="P15"/>
      <text:p text:style-name="P19">Later I found out that the flight-gear project [4] used openstreetmap data, <text:span text:style-name="T13">amongst</text:span> other sources, to generate scenery for their flight simulator. For the scenery, they used a custom .BTG format, and added various models of objects afterwards. Unfortunately the BTG format could only be edited in a old version of the blender software. [5] I attempted to write a program using a library flight-gear used to convert the data to a non-custom format [6], but the program stripped textures from the file. <text:span text:style-name="T13">I later found out that other people had also attempted to convert the format in the past. I found a program, written in python (btg2ac3d), </text:span><text:soft-page-break/><text:span text:style-name="T13">but it too did not deal with the textures.</text:span></text:p>
      <text:p text:style-name="P19"/>
      <text:p text:style-name="P31">I edited the program to include textures, but the job wasn't finished. The terrain was there, but there were no objects such as buildings etcetera, so I went about writing a program, in python to read the .stg files and concatenate the objects. Whilst writing the program, I found out that the geometry and positioning of the objects would need testing.</text:p>
      <text:p text:style-name="P15"/>
      <text:p text:style-name="P15">[1] <text:a xlink:type="simple" xlink:href="http://vterrain.org/">http://vterrain.org/</text:a></text:p>
      <text:p text:style-name="P15">[2] NEED TO ADD.</text:p>
      <text:p text:style-name="P16">[3] <text:a xlink:type="simple" xlink:href="https://www.openstreetmap.org/">https://www.openstreetmap.org/</text:a></text:p>
      <text:p text:style-name="P19">[4] NEED TO ADD.</text:p>
      <text:p text:style-name="P19">[5] http://wiki.flightgear.org/Blender_and_BTG</text:p>
      <text:p text:style-name="P30">[6] <text:a xlink:type="simple" xlink:href="http://forum.openscenegraph.org/viewtopic.php?t=15140"><text:span text:style-name="T13">http://forum.openscenegraph.org/viewtopic.php?t=15140</text:span></text:a></text:p>
      <text:p text:style-name="P30"/>
      <text:p text:style-name="P55">3D printed model of a terrain using open-source tools</text:p>
      <text:p text:style-name="P42"/>
      <text:p text:style-name="P37">I 3D printed a terrain using <text:span text:style-name="T13">btg2ac3d </text:span>after building a Reprap Prusa i3 derivative 3D printer. I used the Cura 3D printing software and Blender to edit the model first, as to have a base (otherwise the print would fail).</text:p>
      <text:p text:style-name="P37"/>
      <text:p text:style-name="P37">[1] (link to cura 3d printing software)</text:p>
      <text:p text:style-name="P37">[2] (link to blender)</text:p>
      <text:p text:style-name="P21">Currency</text:p>
      <text:p text:style-name="P11"/>
      <text:p text:style-name="P17">In recent years digital currencies have emerged which people can use to trade goods. To limit the amount of currency digitally 'printed', codes are broken and tokens (or money) awarded to whoever breaks a code.</text:p>
      <text:p text:style-name="P17"/>
      <text:p text:style-name="P17">This, at first seems like a perfectly good and logical idea, but here I will document my experiences of trying to “mine” a digital currency.</text:p>
      <text:p text:style-name="P17"/>
      <text:p text:style-name="P17">The leading digital currency, called Bitcoin originally used CPU (computer processing unit) power in order to break the codes. This then moved on to GPU (graphics processing unit) power, which could also be used for general purpose computing, then it moved onto FPGAs (field programmable gate arrays) and finally settled on ASICs (application specific integrated circuits). In order to stand any chance of competition (and chance of being successful mining) the latter has to be used. This means dedicated hardware just for the purpose of mining, hardware which uses real power, costing real money.</text:p>
      <text:p text:style-name="P17"/>
      <text:p text:style-name="P17">This apparently isn't a problem for another type of digital currency, called Litecoin, which uses different codes to make it easier for CPUs and GPUs to break, but there is a problem.</text:p>
      <text:p text:style-name="P17"/>
      <text:p text:style-name="P17">The chance of breaking a code on your own is variable. You may have the computer running for years and still never <text:s/>break a code. Likewise, someone may run the computer for days and be successful. To reduce the variability, and have a steady income, you need to join what is known as a pool. That either means, relying on a singular third party service which charge a fee to use the pool (no thanks!), or joining the only peer-to-peer pool available, appropriately named <text:span text:style-name="T3">P2Pool. If you use P2Pool, you have to have a computer that can break codes quickly, otherwise you earn nothing, and that's where the problem lyes. Most computers do not break </text:span><text:soft-page-break/><text:span text:style-name="T3">codes quickly enough on their own (not a high enough hash rate), that meant I got nothing and so I gave up on this idea.</text:span></text:p>
      <text:p text:style-name="P17"/>
      <text:p text:style-name="P3">Semantic Neural Network</text:p>
      <text:p text:style-name="P22">John von Neumann, amongst other ideas, came up with the concept of an semantic neural network. The semantic web is the idea that data can be processed by machines. An artificial neural network, is similar to how neurons in the brain work, bought into the realm of computers. I had been working on a distributed database idea, and thought that a distributed database could make for a good semantic neural network.</text:p>
      <text:p text:style-name="P5"><text:span text:style-name="T4">The distributed database works by querying trusted 'friends' on the network. If your friends agree on something, it is likely to be reliable data. If your friends don't know the answer, they may query their friends (in the same manner) and report back to you. </text:span><text:span text:style-name="T5">Using a</text:span><text:span text:style-name="T4"> hash (id) of the request,</text:span><text:span text:style-name="T5"> feedback loops are eliminated</text:span><text:span text:style-name="T4">.</text:span></text:p>
      <text:p text:style-name="P24">Like web servers today, people can invent their own back end to the 'answer' mechanism, so different individualised services can be run by different people.</text:p>
      <text:p text:style-name="P24"/>
      <text:p text:style-name="P4">Gardening</text:p>
      <text:p text:style-name="P23">I wanted to start gardening. In a shtf scenario, it is important to be independent, <text:span text:style-name="T16">as much as possible from society [see image]</text:span>. I chose a selection of low light vegetables (In a nuclear winter, or volcanic disaster, there wouldn't be much light.) which I grew the first year. I detailed what I had done, and on the second year chose no-dig gardening. I felt that the less tools required that could break in an apocalypse (eg. A spade), the better. It is possible to make a pitch fork out of wood, which is what was used to move the compost. <text:span text:style-name="T22">All that was done is that a layer of compost, about the width of a human palm, was moved onto the plot after the worst of the weeds had been pulled up. The rest of the weeds died, and any that got through were again, pulled up once they had grown through the compost layer.</text:span></text:p>
      <text:p text:style-name="P3"><text:soft-page-break/>Machine Vision</text:p>
      <text:p text:style-name="P48"><text:span text:style-name="T4">I had an idea that we see things as points and lines. Two dimensional Euclidean geometry requires these things. The other property we see is colour. So making a machine see these things for the purpose of object recognition using a camera, I furthered this idea. First off, </text:span><text:span text:style-name="T6">using a library called OpenCV </text:span><text:span text:style-name="T7">[1]</text:span><text:span text:style-name="T6">,</text:span><text:span text:style-name="T4"> the points in the </text:span><text:span text:style-name="T6">moving </text:span><text:span text:style-name="T4">image</text:span><text:span text:style-name="T6">s from the camera</text:span><text:span text:style-name="T4"> needed to be gathered. I used the FAST point detector for this. After the points in the image</text:span><text:span text:style-name="T6">(s)</text:span><text:span text:style-name="T4"> have been obtained, I joined them up using delaunay triangulation to make the image triangulated. Finally, I obtained the average colour of each triangle. The triangles of object X, would need <text:s/>to be compared against the previous objects (A,C,D,E,F …). At first, for this, I tested the difference of the angles of the triangles, and the colour of the triangles by sorting each array </text:span><text:span text:style-name="T6">separately</text:span><text:span text:style-name="T4"> and computing the difference. This did not work as expected, because the variables (</text:span><text:span text:style-name="T6">C</text:span><text:span text:style-name="T4">olour, </text:span><text:span text:style-name="T6">A</text:span><text:span text:style-name="T4">ngleA, </text:span><text:span text:style-name="T6">A</text:span><text:span text:style-name="T4">ngleB &amp; </text:span><text:span text:style-name="T6">A</text:span><text:span text:style-name="T4">ngleC) were not independent. So I needed a matching algorithm instead.</text:span></text:p>
      <text:p text:style-name="P48"/>
      <text:p text:style-name="P49"><text:span text:style-name="T4">I decided that matching the points in this was not going to be as good as a binary comparison. Unfortunately, a binary comparison is difficult to achieve, when properties for matching, such as rotation and scale are invariant. Most algorithms (such as neural networks) seem to work well with parallel processing devices, but not so well on a single CPU. I was stuck with these prospects until I read that matching algorithms are less computationally expensive in the frequency domain. I also read about cross correlation and convolution, which was related. Finally I found some code [3] for image registration, which converted the pixels into log-polar coordinates and found the phase correlation using that coordinate system. This then matched the image. Log-polar coordinates </text:span><text:span text:style-name="T9">can be used to make the image registration scale and rotation invariant. The code needed a few changes and I still wasn't sure about the algorithm, but it seemed to work ok. </text:span><text:span text:style-name="T10">The algorithm in the code given looked to be similar to a matlab implementation [4], so I didn't </text:span><text:soft-page-break/><text:span text:style-name="T10">doubt the algorithm was well implemented.</text:span></text:p>
      <text:p text:style-name="P57">[1] TO BE ADDED.</text:p>
      <text:p text:style-name="P56"><text:span text:style-name="T17">[2] TO BE ADDED</text:span></text:p>
      <text:p text:style-name="P56"><text:span text:style-name="T17">[3] </text:span><text:a xlink:type="simple" xlink:href="https://github.com/Smorodov/LogPolarFFTTemplateMatcher"><text:span text:style-name="T19">https://github.com/Smorodov/LogPolarFFTTemplateMatcher</text:span></text:a></text:p>
      <text:p text:style-name="P56"><text:span text:style-name="T18">[4] </text:span><text:bookmark text:name="LPlnk15332"/><text:a xlink:type="simple" xlink:href="https://www.mathworks.com/matlabcentral/fileexchange/19731-fourier-mellin-image-registration?requestedDomain=www.mathworks.com&amp;nocookie=true"><text:span text:style-name="T19">https://www.mathworks.com/matlabcentral/fileexchange/19731-fourier-mellin-image-registration</text:span></text:a></text:p>
      <text:p text:style-name="P58"/>
      <text:p text:style-name="P4">Source-Code bootstrappable OS</text:p>
      <text:p text:style-name="P26">Most operating systems cannot be built from source using a different operating system. Many are bloated. I wanted a minimal operating system that could compile itself for different architectures that could be used if the internet went down.</text:p>
      <text:p text:style-name="P8"/>
      <text:p text:style-name="P4">Home Automation</text:p>
      <text:p text:style-name="P26">I wanted my home to be automated. So I searched on ebay for “remote light socket adapter” unfortunately, there were no wi-fi capable light socket adapters, but I managed to find one from china that had a remote.</text:p>
      <text:p text:style-name="P8"/>
      <text:p text:style-name="P9">Linux Gaming</text:p>
      <text:p text:style-name="P27">I wrote a script to get a list of all of the games that were free and in the operating system Debian [1] using the popcon [2] data. I <text:s/>then used this list to install all of the games, both on Trisquel GNU/Linux and Debian itself. <text:span text:style-name="T20">I started testing the games to see if they use, or can use a gamepad, for use in an entertainment system.</text:span></text:p>
      <text:p text:style-name="P27"/>
      <text:p text:style-name="P3">Radio</text:p>
      <text:p text:style-name="P6"><text:span text:style-name="T4">There are several problems to our long distance communications infrastructure. I am going to go into two here. The first problem is that you have to pay to use them. You have to pay for the post. You have to pay for your internet connection. You have to pay for your land-line telephone, and you have to pay for your mobile phone </text:span><text:soft-page-break/><text:span text:style-name="T4">charges. Although one mobile telephone operator exists now that uses a freemium model (albeit with hidden charges and advertising)[1], this </text:span><text:span text:style-name="T7">generally </text:span><text:span text:style-name="T4">is a problem that is difficult to solve.</text:span></text:p>
      <text:p text:style-name="P28">The second problem is that communication infrastructures can go down, or be heavily monitored and/or censored by various entities.</text:p>
      <text:p text:style-name="P28"/>
      <text:p text:style-name="P6"><text:span text:style-name="T4">For amateur radio, you generally need a licence, and the person you are talking to generally needs a licence too. CB radio doesn't require this, but you are limited to 4W of power in the UK. I built a CB </text:span><text:span text:style-name="T7">radio ½ wave antenna.</text:span></text:p>
      <text:p text:style-name="P7"><text:span text:style-name="T4">As far as I can tell, one of the best data modes for radio in weak signal conditions is PSK31, though most people use AX.25 for compatibility reasons and because it can be forwarded. There is a network called ARPS which is based on AX.25, that is connected to the internet. Using a program called xastir, and running the program “callsign none”, using the instructions here: </text:span><text:a xlink:type="simple" xlink:href="http://www.aprs2.net/clientsoftware.htm"><text:span text:style-name="T8">http://www.aprs2.net/clientsoftware.htm</text:span></text:a></text:p>
      <text:p text:style-name="P7"><text:span text:style-name="T8">I </text:span><text:span text:style-name="T4">was able to access the network </text:span><text:span text:style-name="T11">via the internet </text:span><text:span text:style-name="T4">and receive an amateur radio bulletin (although by accessing the internet, I wasn't really solving the problem).</text:span></text:p>
      <text:p text:style-name="P25">I was told that a CB radio could reach a contact 5 miles away. <text:span text:style-name="T20">I worked out that the distance between the two buildings I were testing were roughly 5 and a half miles away, with various buildings and trees etc. in between. I tried an FM communication between two CB radios and didn't manage a voice connection. I also tried JT-65 and PSK31, to see if anyone could receive me, but again, did not manage a connection to anyone else. Next I tried a PSK connection using soundmodem [3]</text:span></text:p>
      <text:p text:style-name="P25">[1] TO BE ADDED.</text:p>
      <text:p text:style-name="P32">[2]</text:p>
      <text:p text:style-name="P32">[3] Link down, got through package management system on <text:s/>GNU/Linux.</text:p>
      <text:p text:style-name="P7"/>
      <text:p text:style-name="P7"/>
      <text:p text:style-name="P3"><text:soft-page-break/>Wikipedia/<text:span text:style-name="T14">Gutenberg</text:span> on a E-Reader</text:p>
      <text:p text:style-name="P25">I downloaded a shortened version of Wikipedia, processed it and put it on an E-Reader. I also did the same for a shortened version of selected books from project Gutenberg.</text:p>
      <text:p text:style-name="P25">I replaced the e-reader firmware to openinkpot[1], which is open-source, free and libre. <text:span text:style-name="T21">The idea is that it would be easy on the eyes for reading at night.</text:span></text:p>
      <text:p text:style-name="P25">[1] TO BE ADDED.</text:p>
      <text:p text:style-name="P25"/>
      <text:p text:style-name="P51">Maps</text:p>
      <text:p text:style-name="P35"/>
      <text:p text:style-name="P35">It's easy to scrape directories and geocode them, to the nearest postcode, given the right tools.</text:p>
      <text:p text:style-name="P35"/>
      <text:p text:style-name="P36">Google Earth KMZ format is just an compressed archive of KML format.</text:p>
      <text:p text:style-name="P35"/>
      <text:p text:style-name="P35">[1] http://www.movable-type.co.uk/scripts/latlong-os-gridref.html</text:p>
      <text:p text:style-name="P35">[2] (tor link)</text:p>
      <text:p text:style-name="P35">[3] <text:span text:style-name="T23">(</text:span>ordinance survey post code link<text:span text:style-name="T23">)</text:span></text:p>
      <text:p text:style-name="P35"/>
      <text:p text:style-name="P54">Server</text:p>
      <text:p text:style-name="P43"/>
      <text:p text:style-name="P38">I created a <text:span text:style-name="T24">web </text:span>server and documented the proces<text:span text:style-name="T24">s</text:span>. <text:span text:style-name="T24">The server had a file manager, so I could upload files and update the content.</text:span></text:p>
      <text:p text:style-name="P38"/>
      <text:p text:style-name="P53">Irreversible Voice Changing software</text:p>
      <text:p text:style-name="P44"/>
      <text:p text:style-name="P39">I was told on the csound mailing list that a way to make an irreversible voice changer, was to mix and kill (mute) frequency bins. I implemented a live csd file for csound which could achieve this.</text:p>
      <text:p text:style-name="P39"/>
      <text:p text:style-name="P60"/>
      <text:p text:style-name="P53">Random music software</text:p>
      <text:p text:style-name="P44"/>
      <text:p text:style-name="P44"><text:span text:style-name="T12">I created a script that generates random notes (frequencies, note lengths) and timings, so that they could be used in a csound score. I created a demonstration tune, mixing random notes in the 4/4 time signature with a drum loop.</text:span></text:p>
      <text:p text:style-name="P44"/>
      <text:p text:style-name="P52">Stocks and Shares predictive software</text:p>
      <text:p text:style-name="P45"/>
      <text:p text:style-name="P40">In Javascript, I attempted to write a piece of software that would attempt to predict the value of stocks and shares for the week. I used data from yahoo to do this.</text:p>
      <text:p text:style-name="P40"/>
      <text:p text:style-name="P52">Cloud cover value</text:p>
      <text:p text:style-name="P40"/>
      <text:p text:style-name="P40">I created, using Javascript and the Met Office API (application programming interface), a page that estimates a value between 0 and 255 for the forecast cloud cover, given a list of coordinates.</text:p>
      <text:p text:style-name="P40"/>
      <text:p text:style-name="P52">Irradiance prediction software</text:p>
      <text:p text:style-name="P40"/>
      <text:p text:style-name="P40">Using government data from a monitoring boy that measures irradiance, I used the same algorithm from the stocks and shares predictive software to give an estimate for the irradiance.</text:p>
      <text:p text:style-name="P40"/>
      <text:p text:style-name="P52">Arch Linux on <text:span text:style-name="T25">ARM devices</text:span></text:p>
      <text:p text:style-name="P40"/>
      <text:p text:style-name="P40">I put arch linux on a tablet, by working out the model by opening up the device and compiling u-boot and the linux sunxi kernel.</text:p>
      <text:p text:style-name="P40"/>
      <text:p text:style-name="P41">I also put arch linux on an A10 Olinuxino-Lime from Olimex. The A10 Olinuxino-Lime has <text:span text:style-name="T26">more </text:span>recently had support added by Parabola GNU/Linux, so I recommend using that <text:soft-page-break/><text:span text:style-name="T27">[code] </text:span>instead.</text:p>
      <text:p text:style-name="P40"/>
      <text:p text:style-name="P40">[1] (u-boot link)</text:p>
      <text:p text:style-name="P40">[2] (linux sunxi kernel link)</text:p>
      <text:p text:style-name="P59">Contents</text:p>
      <text:p text:style-name="P33"/>
      <text:p text:style-name="P33">2 Voice Recognition</text:p>
      <text:p text:style-name="P34">4 3D Globe Modelling</text:p>
      <text:p text:style-name="P34"><text:span text:style-name="T28">5 3D printed model of a terrain using open source tools.</text:span></text:p>
      <text:p text:style-name="P33">6 Currency</text:p>
      <text:p text:style-name="P33">7 Semantic Neural Network</text:p>
      <text:p text:style-name="P33">7 Gardening</text:p>
      <text:p text:style-name="P33">8 Machine Vision</text:p>
      <text:p text:style-name="P33">9 Source-Code bootstrappable OS</text:p>
      <text:p text:style-name="P33">9 Home Automation</text:p>
      <text:p text:style-name="P33">9 Linux Gaming</text:p>
      <text:p text:style-name="P33">9 Radio</text:p>
      <text:p text:style-name="P33">11 Wikipedia/Gutenberg on an E-Reader</text:p>
      <text:p text:style-name="P41">11 Maps</text:p>
      <text:p text:style-name="P41">11 Server</text:p>
      <text:p text:style-name="P41">11 Irreversible Voice Changer</text:p>
      <text:p text:style-name="P41">12 Random music</text:p>
      <text:p text:style-name="P41">12 Stocks and Shares</text:p>
      <text:p text:style-name="P41">12 Cloud Cover Value</text:p>
      <text:p text:style-name="P41">12 Irradiance prediction software</text:p>
      <text:p text:style-name="P41">12 Arch Linux on a tabl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14.801cm" fo:page-height="21.001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5-07-31T08:06:37.664436972</meta:creation-date>
    <dc:date>2017-07-18T22:55:45.720855693</dc:date>
    <dc:creator>user </dc:creator>
    <meta:editing-duration>P6DT17H7M8S</meta:editing-duration>
    <meta:editing-cycles>27</meta:editing-cycles>
    <meta:generator>LibreOffice/4.2.8.2$Linux_x86 LibreOffice_project/420m0$Build-2</meta:generator>
    <meta:document-statistic meta:table-count="0" meta:image-count="0" meta:object-count="0" meta:page-count="14" meta:paragraph-count="113" meta:word-count="2805" meta:character-count="16637" meta:non-whitespace-character-count="13930"/>
  </office:meta>
</office:document-meta>
</file>